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.36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22.34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11.54pt"/>
    </style:style>
    <style:style style:name="co10" style:family="table-column">
      <style:table-column-properties fo:break-before="auto" style:column-width="224.59pt"/>
    </style:style>
    <style:style style:name="co11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1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bcc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  <style:text-properties fo:color="#ce181e" fo:font-weight="bold" style:font-weight-asian="bold" style:font-weight-complex="bold"/>
    </style:style>
    <style:style style:name="ce6" style:family="table-cell" style:parent-style-name="Default">
      <style:table-cell-properties fo:background-color="#1c3687" fo:wrap-option="wrap" style:vertical-align="top"/>
      <style:text-properties fo:color="#fff200"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top"/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7"/>
        <table:table-column table:style-name="co5" table:default-cell-style-name="ce1"/>
        <table:table-column table:style-name="co11" table:default-cell-style-name="ce1"/>
        <table:table-column table:style-name="co1" table:number-columns-repeated="1001" table:default-cell-style-name="ce1"/>
        <table:table-row table:style-name="ro1">
          <table:table-cell table:style-name="Default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https://books.google.ch/books?id=SNLXAwAAQBAJ</text:p>
          </table:table-cell>
          <table:table-cell table:number-columns-repeated="1020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3" office:value-type="string" calcext:value-type="string">
            <text:p>Kumul. Summ von Gruppen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Default" office:value-type="string" calcext:value-type="string">
            <text:p>1. Mos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^2 * 2</text:p>
          </table:table-cell>
          <table:table-cell office:value-type="string" calcext:value-type="string">
            <text:p>1. Kapitel für jedes Jahr der Jubelperiode</text:p>
          </table:table-cell>
          <table:table-cell/>
          <table:table-cell table:style-name="Default" table:number-columns-repeated="3"/>
          <table:table-cell table:formula="of:=SUM([.L4]+[.D5])" office:value-type="float" office:value="50" calcext:value-type="float">
            <text:p>50</text:p>
          </table:table-cell>
          <table:table-cell office:value-type="string" calcext:value-type="string">
            <text:p>10* 5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office:value-type="string" calcext:value-type="string">
            <text:p>2. Mos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2^2 * 10</text:p>
          </table:table-cell>
          <table:table-cell office:value-type="string" calcext:value-type="string">
            <text:p>1. Kapitel pro Jahr</text:p>
          </table:table-cell>
          <table:table-cell/>
          <table:table-cell table:style-name="Default" table:number-columns-repeated="3"/>
          <table:table-cell table:formula="of:=SUM([.L5]+[.D6])" office:value-type="float" office:value="90" calcext:value-type="float">
            <text:p>90</text:p>
          </table:table-cell>
          <table:table-cell office:value-type="string" calcext:value-type="string">
            <text:p>9* 1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office:value-type="string" calcext:value-type="string">
            <text:p>3. Mos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3^2 * 3</text:p>
          </table:table-cell>
          <table:table-cell table:style-name="Default"/>
          <table:table-cell/>
          <table:table-cell table:style-name="Default" table:number-columns-repeated="3"/>
          <table:table-cell table:formula="of:=SUM([.L6]+[.D7])" office:value-type="float" office:value="117" calcext:value-type="float">
            <text:p>117</text:p>
          </table:table-cell>
          <table:table-cell office:value-type="string" calcext:value-type="string">
            <text:p>9* 13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office:value-type="string" calcext:value-type="string">
            <text:p>4. Mos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3^2 * 4</text:p>
          </table:table-cell>
          <table:table-cell table:style-name="Default"/>
          <table:table-cell/>
          <table:table-cell table:style-name="Default" table:number-columns-repeated="3"/>
          <table:table-cell table:formula="of:=SUM([.L7]+[.D8])" office:value-type="float" office:value="153" calcext:value-type="float">
            <text:p>153</text:p>
          </table:table-cell>
          <table:table-cell office:value-type="string" calcext:value-type="string">
            <text:p>9* 17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Default" office:value-type="string" calcext:value-type="string">
            <text:p>5. Mos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17*2</text:p>
          </table:table-cell>
          <table:table-cell table:style-name="Default"/>
          <table:table-cell/>
          <table:table-cell table:style-name="Default" table:number-columns-repeated="3"/>
          <table:table-cell table:style-name="ce4" table:formula="of:=SUM([.L8]+[.D9])" office:value-type="float" office:value="187" calcext:value-type="float">
            <text:p>187</text:p>
          </table:table-cell>
          <table:table-cell office:value-type="string" calcext:value-type="string">
            <text:p>11*17</text:p>
          </table:table-cell>
          <table:table-cell office:value-type="string" calcext:value-type="string">
            <text:p>' =6*6*6 - 5*5 - 2*2</text:p>
          </table:table-cell>
          <table:table-cell table:formula="of:=6*6*6 - 5*5 - 2*2" office:value-type="float" office:value="187" calcext:value-type="float">
            <text:p>187</text:p>
          </table:table-cell>
          <table:table-cell table:style-name="Default"/>
          <table:table-cell table:number-columns-repeated="1006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Josua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3*8</text:p>
          </table:table-cell>
          <table:table-cell table:number-columns-repeated="2"/>
          <table:table-cell table:style-name="Default" table:number-columns-repeated="3"/>
          <table:table-cell table:formula="of:=SUM([.L10]+[.D11])" office:value-type="float" office:value="24" calcext:value-type="float">
            <text:p>2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office:value-type="string" calcext:value-type="string">
            <text:p>Richt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3*7</text:p>
          </table:table-cell>
          <table:table-cell table:number-columns-repeated="2"/>
          <table:table-cell table:style-name="Default" table:number-columns-repeated="3"/>
          <table:table-cell table:formula="of:=SUM([.L11]+[.D12])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office:value-type="string" calcext:value-type="string">
            <text:p>Ruth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3"/>
          <table:table-cell table:formula="of:=SUM([.L12]+[.D13])" office:value-type="float" office:value="49" calcext:value-type="float">
            <text:p>4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office:value-type="string" calcext:value-type="string">
            <text:p>1. Samuel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Default" table:number-columns-repeated="3"/>
          <table:table-cell table:formula="of:=SUM([.L13]+[.D14])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office:value-type="string" calcext:value-type="string">
            <text:p>2. Samuel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Default" table:number-columns-repeated="3"/>
          <table:table-cell table:formula="of:=SUM([.L14]+[.D15])" office:value-type="float" office:value="104" calcext:value-type="float">
            <text:p>10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office:value-type="string" calcext:value-type="string">
            <text:p>1. Könige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table:number-columns-repeated="7"/>
          <table:table-cell table:formula="of:=SUM([.L15]+[.D16])" office:value-type="float" office:value="126" calcext:value-type="float">
            <text:p>12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office:value-type="string" calcext:value-type="string">
            <text:p>2. Könige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style-name="Default" table:number-columns-repeated="3"/>
          <table:table-cell table:formula="of:=SUM([.L16]+[.D17])" office:value-type="float" office:value="151" calcext:value-type="float">
            <text:p>15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office:value-type="string" calcext:value-type="string">
            <text:p>1. Chronik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style-name="Default" table:number-columns-repeated="3"/>
          <table:table-cell table:formula="of:=SUM([.L17]+[.D18])" office:value-type="float" office:value="180" calcext:value-type="float">
            <text:p>180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Default" office:value-type="string" calcext:value-type="string">
            <text:p>2. Chronik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3"/>
          <table:table-cell table:style-name="ce4" table:formula="of:=SUM([.L18]+[.D19])" office:value-type="float" office:value="216" calcext:value-type="float">
            <text:p>216</text:p>
          </table:table-cell>
          <table:table-cell/>
          <table:table-cell office:value-type="string" calcext:value-type="string">
            <text:p>' = 6*6*6</text:p>
          </table:table-cell>
          <table:table-cell table:formula="of:=6*6*6" office:value-type="float" office:value="216" calcext:value-type="float">
            <text:p>21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Default" office:value-type="string" calcext:value-type="string">
            <text:p>Esra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Default" table:number-columns-repeated="3"/>
          <table:table-cell table:formula="of:=SUM([.L20]+[.D21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office:value-type="string" calcext:value-type="string">
            <text:p>Nehemia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Default" table:number-columns-repeated="3"/>
          <table:table-cell table:formula="of:=SUM([.L21]+[.D22])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office:value-type="string" calcext:value-type="string">
            <text:p>Esther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Default" table:number-columns-repeated="3"/>
          <table:table-cell table:style-name="ce4" table:formula="of:=SUM([.L22]+[.D23])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Default" office:value-type="string" calcext:value-type="string">
            <text:p>Hiob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3"/>
          <table:table-cell table:formula="of:=SUM([.L24]+[.D25])" office:value-type="float" office:value="42" calcext:value-type="float">
            <text:p>4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office:value-type="string" calcext:value-type="string">
            <text:p>Psalmen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style-name="Default" table:number-columns-repeated="3"/>
          <table:table-cell table:formula="of:=SUM([.L25]+[.D26])" office:value-type="float" office:value="192" calcext:value-type="float">
            <text:p>19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office:value-type="string" calcext:value-type="string">
            <text:p>Sprüche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Default" table:number-columns-repeated="3"/>
          <table:table-cell table:formula="of:=SUM([.L26]+[.D27])" office:value-type="float" office:value="223" calcext:value-type="float">
            <text:p>22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office:value-type="string" calcext:value-type="string">
            <text:p>Prediger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3"/>
          <table:table-cell table:formula="of:=SUM([.L27]+[.D28])" office:value-type="float" office:value="235" calcext:value-type="float">
            <text:p>23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office:value-type="string" calcext:value-type="string">
            <text:p>Hohelied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3"/>
          <table:table-cell table:style-name="ce4" table:formula="of:=SUM([.L28]+[.D29])" office:value-type="float" office:value="243" calcext:value-type="float">
            <text:p>243</text:p>
          </table:table-cell>
          <table:table-cell/>
          <table:table-cell office:value-type="string" calcext:value-type="string">
            <text:p>' = 3*3*3*3*3</text:p>
          </table:table-cell>
          <table:table-cell table:formula="of:= 3*3*3*3*3" office:value-type="float" office:value="243" calcext:value-type="float">
            <text:p>243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Default" office:value-type="string" calcext:value-type="string">
            <text:p>Jesaja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table:style-name="Default" table:number-columns-repeated="3"/>
          <table:table-cell table:formula="of:=SUM([.L30]+[.D31])" office:value-type="float" office:value="66" calcext:value-type="float">
            <text:p>66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 office:value-type="string" calcext:value-type="string">
            <text:p>Jeremia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table:style-name="Default" table:number-columns-repeated="3"/>
          <table:table-cell table:formula="of:=SUM([.L31]+[.D32])" office:value-type="float" office:value="118" calcext:value-type="float">
            <text:p>118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 office:value-type="string" calcext:value-type="string">
            <text:p>Klagelieder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 table:number-columns-repeated="3"/>
          <table:table-cell table:formula="of:=SUM([.L32]+[.D33])" office:value-type="float" office:value="123" calcext:value-type="float">
            <text:p>12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office:value-type="string" calcext:value-type="string">
            <text:p>Hesekiel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3"/>
          <table:table-cell table:formula="of:=SUM([.L33]+[.D34])" office:value-type="float" office:value="171" calcext:value-type="float">
            <text:p>17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office:value-type="string" calcext:value-type="string">
            <text:p>Daniel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3"/>
          <table:table-cell table:formula="of:=SUM([.L34]+[.D35])" office:value-type="float" office:value="183" calcext:value-type="float">
            <text:p>18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office:value-type="string" calcext:value-type="string">
            <text:p>Hosea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Default" table:number-columns-repeated="3"/>
          <table:table-cell table:formula="of:=SUM([.L35]+[.D36])" office:value-type="float" office:value="197" calcext:value-type="float">
            <text:p>197</text:p>
          </table:table-cell>
          <table:table-cell table:number-columns-repeated="4"/>
          <table:table-cell table:style-name="Default" table:number-columns-repeated="6"/>
          <table:table-cell table:number-columns-repeated="1000"/>
        </table:table-row>
        <table:table-row table:style-name="ro1">
          <table:table-cell table:number-columns-repeated="2"/>
          <table:table-cell table:style-name="Default" office:value-type="string" calcext:value-type="string">
            <text:p>Joel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formula="of:=SUM([.L36]+[.D37])" office:value-type="float" office:value="200" calcext:value-type="float">
            <text:p>200</text:p>
          </table:table-cell>
          <table:table-cell table:number-columns-repeated="4"/>
          <table:table-cell table:style-name="Default" table:number-columns-repeated="6"/>
          <table:table-cell table:number-columns-repeated="1000"/>
        </table:table-row>
        <table:table-row table:style-name="ro5">
          <table:table-cell table:number-columns-repeated="2"/>
          <table:table-cell table:style-name="Default" office:value-type="string" calcext:value-type="string">
            <text:p>Amos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D5:.D38])" office:value-type="float" office:value="888" calcext:value-type="float">
            <text:p>888</text:p>
          </table:table-cell>
          <table:table-cell office:value-type="string" calcext:value-type="string">
            <text:p>Summe Kapitel bis u. mit Amos</text:p>
          </table:table-cell>
          <table:table-cell/>
          <table:table-cell table:style-name="Default" table:number-columns-repeated="3"/>
          <table:table-cell table:formula="of:=SUM([.L37]+[.D38])" office:value-type="float" office:value="209" calcext:value-type="float">
            <text:p>209</text:p>
          </table:table-cell>
          <table:table-cell table:number-columns-repeated="4"/>
          <table:table-cell table:style-name="Default" table:number-columns-repeated="6"/>
          <table:table-cell table:number-columns-repeated="1000"/>
        </table:table-row>
        <table:table-row table:style-name="ro1">
          <table:table-cell table:number-columns-repeated="2"/>
          <table:table-cell table:style-name="Default" office:value-type="string" calcext:value-type="string">
            <text:p>Obadj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formula="of:=SUM([.L38]+[.D39])" office:value-type="float" office:value="210" calcext:value-type="float">
            <text:p>210</text:p>
          </table:table-cell>
          <table:table-cell table:number-columns-repeated="4"/>
          <table:table-cell table:style-name="Default" table:number-columns-repeated="6"/>
          <table:table-cell table:number-columns-repeated="1000"/>
        </table:table-row>
        <table:table-row table:style-name="ro1">
          <table:table-cell table:number-columns-repeated="2"/>
          <table:table-cell table:style-name="Default" office:value-type="string" calcext:value-type="string">
            <text:p>Jona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3"/>
          <table:table-cell table:formula="of:=SUM([.L39]+[.D40])" office:value-type="float" office:value="214" calcext:value-type="float">
            <text:p>214</text:p>
          </table:table-cell>
          <table:table-cell table:number-columns-repeated="4"/>
          <table:table-cell table:style-name="Default" table:number-columns-repeated="6"/>
          <table:table-cell table:number-columns-repeated="1000"/>
        </table:table-row>
        <table:table-row table:style-name="ro1">
          <table:table-cell table:number-columns-repeated="2"/>
          <table:table-cell table:style-name="Default" office:value-type="string" calcext:value-type="string">
            <text:p>Micha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Default" table:number-columns-repeated="3"/>
          <table:table-cell table:formula="of:=SUM([.L40]+[.D41])" office:value-type="float" office:value="221" calcext:value-type="float">
            <text:p>221</text:p>
          </table:table-cell>
          <table:table-cell table:number-columns-repeated="4"/>
          <table:table-cell table:style-name="Default" table:number-columns-repeated="6"/>
          <table:table-cell table:number-columns-repeated="1000"/>
        </table:table-row>
        <table:table-row table:style-name="ro6">
          <table:table-cell table:number-columns-repeated="2"/>
          <table:table-cell table:style-name="Default" office:value-type="string" calcext:value-type="string">
            <text:p>Nahum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formula="of:=SUM([.L41]+[.D42])" office:value-type="float" office:value="224" calcext:value-type="float">
            <text:p>224</text:p>
          </table:table-cell>
          <table:table-cell table:number-columns-repeated="4"/>
          <table:table-cell table:style-name="Default" table:number-columns-repeated="6"/>
          <table:table-cell table:number-columns-repeated="1000"/>
        </table:table-row>
        <table:table-row table:style-name="ro1">
          <table:table-cell table:number-columns-repeated="2"/>
          <table:table-cell table:style-name="Default" office:value-type="string" calcext:value-type="string">
            <text:p>Habakkuk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formula="of:=SUM([.L42]+[.D43])" office:value-type="float" office:value="227" calcext:value-type="float">
            <text:p>227</text:p>
          </table:table-cell>
          <table:table-cell table:number-columns-repeated="4"/>
          <table:table-cell table:style-name="Default" table:number-columns-repeated="6"/>
          <table:table-cell table:number-columns-repeated="1000"/>
        </table:table-row>
        <table:table-row table:style-name="ro1">
          <table:table-cell table:number-columns-repeated="2"/>
          <table:table-cell table:style-name="Default" office:value-type="string" calcext:value-type="string">
            <text:p>Zephani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formula="of:=SUM([.L43]+[.D44])" office:value-type="float" office:value="230" calcext:value-type="float">
            <text:p>230</text:p>
          </table:table-cell>
          <table:table-cell table:number-columns-repeated="4"/>
          <table:table-cell table:style-name="Default" table:number-columns-repeated="6"/>
          <table:table-cell table:number-columns-repeated="1000"/>
        </table:table-row>
        <table:table-row table:style-name="ro1">
          <table:table-cell table:number-columns-repeated="2"/>
          <table:table-cell table:style-name="Default" office:value-type="string" calcext:value-type="string">
            <text:p>Haggai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3"/>
          <table:table-cell table:formula="of:=SUM([.L44]+[.D45])" office:value-type="float" office:value="232" calcext:value-type="float">
            <text:p>232</text:p>
          </table:table-cell>
          <table:table-cell table:number-columns-repeated="4"/>
          <table:table-cell table:style-name="ce3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Default" office:value-type="string" calcext:value-type="string">
            <text:p>Sacharja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Default" table:number-columns-repeated="3"/>
          <table:table-cell table:formula="of:=SUM([.L45]+[.D46])" office:value-type="float" office:value="246" calcext:value-type="float">
            <text:p>246</text:p>
          </table:table-cell>
          <table:table-cell table:number-columns-repeated="4"/>
          <table:table-cell table:style-name="ce3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Default" office:value-type="string" calcext:value-type="string">
            <text:p>Maleachi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3"/>
          <table:table-cell table:style-name="ce4" table:formula="of:=SUM([.L46]+[.D47])" office:value-type="float" office:value="250" calcext:value-type="float">
            <text:p>250</text:p>
          </table:table-cell>
          <table:table-cell/>
          <table:table-cell office:value-type="string" calcext:value-type="string">
            <text:p>'= 5*5*5 * 2</text:p>
          </table:table-cell>
          <table:table-cell table:formula="of:= 5*5*5 * 2" office:value-type="float" office:value="250" calcext:value-type="float">
            <text:p>250</text:p>
          </table:table-cell>
          <table:table-cell/>
          <table:table-cell table:style-name="ce3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Default"/>
          <table:table-cell table:number-columns-repeated="13"/>
          <table:table-cell table:style-name="ce3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Default" office:value-type="string" calcext:value-type="string">
            <text:p>Matthäus</text:p>
          </table:table-cell>
          <table:table-cell table:number-columns-repeated="13"/>
          <table:table-cell table:style-name="ce3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Default" office:value-type="string" calcext:value-type="string">
            <text:p>Markus</text:p>
          </table:table-cell>
          <table:table-cell table:number-columns-repeated="8"/>
          <table:table-cell table:style-name="ce5" office:value-type="string" calcext:value-type="string">
            <text:p>sum_A</text:p>
          </table:table-cell>
          <table:table-cell table:style-name="ce5" office:value-type="string" calcext:value-type="string">
            <text:p>sum_B</text:p>
          </table:table-cell>
          <table:table-cell table:style-name="ce5" office:value-type="string" calcext:value-type="string">
            <text:p>sum_C</text:p>
          </table:table-cell>
          <table:table-cell table:style-name="ce5" office:value-type="string" calcext:value-type="string">
            <text:p>sum_D</text:p>
          </table:table-cell>
          <table:table-cell table:style-name="ce5" office:value-type="string" calcext:value-type="string">
            <text:p>sum_E</text:p>
          </table:table-cell>
          <table:table-cell table:number-columns-repeated="4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Default" office:value-type="string" calcext:value-type="string">
            <text:p>Lukas</text:p>
          </table:table-cell>
          <table:table-cell table:number-columns-repeated="8"/>
          <table:table-cell table:style-name="ce6" table:formula="of:=sum_A" office:value-type="float" office:value="187" calcext:value-type="float">
            <text:p>187</text:p>
          </table:table-cell>
          <table:table-cell table:number-columns-repeated="4"/>
          <table:table-cell table:style-name="ce3" table:formula="of:=SUM([.L51:.P51])" office:value-type="float" office:value="187" calcext:value-type="float">
            <text:p>187</text:p>
          </table:table-cell>
          <table:table-cell/>
          <table:table-cell office:value-type="string" calcext:value-type="string">
            <text:p>'= <text:s text:c="3"/>6*6*6 <text:s text:c="8"/>- 5*5 - 2*2</text:p>
          </table:table-cell>
          <table:table-cell table:formula="of:=6*6*6 - 5*5 - 2*2" office:value-type="float" office:value="187" calcext:value-type="float">
            <text:p>187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Default" office:value-type="string" calcext:value-type="string">
            <text:p>Johannes</text:p>
          </table:table-cell>
          <table:table-cell table:number-columns-repeated="8"/>
          <table:table-cell table:style-name="ce6" table:formula="of:=sum_A" office:value-type="float" office:value="187" calcext:value-type="float">
            <text:p>187</text:p>
          </table:table-cell>
          <table:table-cell table:style-name="ce6" table:formula="of:=sum_B" office:value-type="float" office:value="216" calcext:value-type="float">
            <text:p>216</text:p>
          </table:table-cell>
          <table:table-cell table:number-columns-repeated="3"/>
          <table:table-cell table:style-name="ce3" table:formula="of:=SUM([.L52:.P52])" office:value-type="float" office:value="403" calcext:value-type="float">
            <text:p>403</text:p>
          </table:table-cell>
          <table:table-cell/>
          <table:table-cell office:value-type="string" calcext:value-type="string">
            <text:p>'= 2* 6*6*6 <text:s text:c="8"/>- 5*5 - 2*2</text:p>
          </table:table-cell>
          <table:table-cell table:formula="of:= 2* 6*6*6 - 5*5 - 2*2" office:value-type="float" office:value="403" calcext:value-type="float">
            <text:p>403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Default" office:value-type="string" calcext:value-type="string">
            <text:p>Apostelgeschichte</text:p>
          </table:table-cell>
          <table:table-cell table:number-columns-repeated="9"/>
          <table:table-cell table:style-name="ce6" table:formula="of:=sum_B" office:value-type="float" office:value="216" calcext:value-type="float">
            <text:p>216</text:p>
          </table:table-cell>
          <table:table-cell/>
          <table:table-cell table:style-name="ce6" table:formula="of:=sum_D" office:value-type="float" office:value="243" calcext:value-type="float">
            <text:p>243</text:p>
          </table:table-cell>
          <table:table-cell/>
          <table:table-cell table:style-name="ce3" table:formula="of:=SUM([.L53:.P53])" office:value-type="float" office:value="459" calcext:value-type="float">
            <text:p>459</text:p>
          </table:table-cell>
          <table:table-cell/>
          <table:table-cell office:value-type="string" calcext:value-type="string">
            <text:p>'= 2* 6*6*6 + 3*3*3</text:p>
          </table:table-cell>
          <table:table-cell table:formula="of:=2* 6*6*6 + 3*3*3" office:value-type="float" office:value="459" calcext:value-type="float">
            <text:p>459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Default" office:value-type="string" calcext:value-type="string">
            <text:p>Jakobus</text:p>
          </table:table-cell>
          <table:table-cell table:number-columns-repeated="8"/>
          <table:table-cell table:style-name="ce6" table:formula="of:=sum_A" office:value-type="float" office:value="187" calcext:value-type="float">
            <text:p>187</text:p>
          </table:table-cell>
          <table:table-cell table:style-name="ce6" table:formula="of:=sum_B" office:value-type="float" office:value="216" calcext:value-type="float">
            <text:p>216</text:p>
          </table:table-cell>
          <table:table-cell/>
          <table:table-cell table:style-name="ce6" table:formula="of:=sum_D" office:value-type="float" office:value="243" calcext:value-type="float">
            <text:p>243</text:p>
          </table:table-cell>
          <table:table-cell/>
          <table:table-cell table:style-name="ce3" table:formula="of:=SUM([.L54:.P54])" office:value-type="float" office:value="646" calcext:value-type="float">
            <text:p>646</text:p>
          </table:table-cell>
          <table:table-cell/>
          <table:table-cell office:value-type="string" calcext:value-type="string">
            <text:p>'= 3* 6*6*6 + 3*3*3 - 5*5 - 2*2</text:p>
          </table:table-cell>
          <table:table-cell table:formula="of:=3* 6*6*6 + 3*3*3 - 5*5 - 2*2" office:value-type="float" office:value="646" calcext:value-type="float">
            <text:p>646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Default" office:value-type="string" calcext:value-type="string">
            <text:p>1. Petrus</text:p>
          </table:table-cell>
          <table:table-cell table:number-columns-repeated="12"/>
          <table:table-cell table:style-name="ce6" table:formula="of:=sum_E" office:value-type="float" office:value="250" calcext:value-type="float">
            <text:p>250</text:p>
          </table:table-cell>
          <table:table-cell table:style-name="ce3" table:formula="of:=SUM([.L55:.P55])" office:value-type="float" office:value="250" calcext:value-type="float">
            <text:p>250</text:p>
          </table:table-cell>
          <table:table-cell/>
          <table:table-cell office:value-type="string" calcext:value-type="string">
            <text:p>'= 2* 5*5*5</text:p>
          </table:table-cell>
          <table:table-cell table:style-name="ce7" table:formula="of:= 2* 5*5*5" office:value-type="float" office:value="250" calcext:value-type="float">
            <text:p>25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Default" office:value-type="string" calcext:value-type="string">
            <text:p>2. Petrus</text:p>
          </table:table-cell>
          <table:table-cell table:number-columns-repeated="8"/>
          <table:table-cell table:style-name="ce6" table:formula="of:=sum_A" office:value-type="float" office:value="187" calcext:value-type="float">
            <text:p>187</text:p>
          </table:table-cell>
          <table:table-cell table:style-name="ce6" table:formula="of:=sum_B" office:value-type="float" office:value="216" calcext:value-type="float">
            <text:p>216</text:p>
          </table:table-cell>
          <table:table-cell table:style-name="ce6" table:formula="of:=sum_C" office:value-type="float" office:value="33" calcext:value-type="float">
            <text:p>33</text:p>
          </table:table-cell>
          <table:table-cell/>
          <table:table-cell table:style-name="ce6" table:formula="of:=sum_E" office:value-type="float" office:value="250" calcext:value-type="float">
            <text:p>250</text:p>
          </table:table-cell>
          <table:table-cell table:style-name="ce3" table:formula="of:=SUM([.L56:.P56])" office:value-type="float" office:value="686" calcext:value-type="float">
            <text:p>686</text:p>
          </table:table-cell>
          <table:table-cell/>
          <table:table-cell office:value-type="string" calcext:value-type="string">
            <text:p>'= 2* 7*7*7</text:p>
          </table:table-cell>
          <table:table-cell table:style-name="ce7" table:formula="of:= 2* 7*7*7" office:value-type="float" office:value="686" calcext:value-type="float">
            <text:p>686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Default" office:value-type="string" calcext:value-type="string">
            <text:p>1. Johannes</text:p>
          </table:table-cell>
          <table:table-cell table:number-columns-repeated="9"/>
          <table:table-cell table:style-name="ce6" table:formula="of:=sum_B" office:value-type="float" office:value="216" calcext:value-type="float">
            <text:p>216</text:p>
          </table:table-cell>
          <table:table-cell table:style-name="ce6" table:formula="of:=sum_C" office:value-type="float" office:value="33" calcext:value-type="float">
            <text:p>33</text:p>
          </table:table-cell>
          <table:table-cell table:style-name="ce6" table:formula="of:=sum_D" office:value-type="float" office:value="243" calcext:value-type="float">
            <text:p>243</text:p>
          </table:table-cell>
          <table:table-cell table:style-name="ce6" table:formula="of:=sum_E" office:value-type="float" office:value="250" calcext:value-type="float">
            <text:p>250</text:p>
          </table:table-cell>
          <table:table-cell table:style-name="ce3" table:formula="of:=SUM([.L57:.P57])" office:value-type="float" office:value="742" calcext:value-type="float">
            <text:p>742</text:p>
          </table:table-cell>
          <table:table-cell/>
          <table:table-cell office:value-type="string" calcext:value-type="string">
            <text:p>'= 2* 7*7*7 + 7*7 <text:s text:c="2"/>+ 7</text:p>
          </table:table-cell>
          <table:table-cell table:formula="of:=2* 7*7*7  + 7*7 + 7" office:value-type="float" office:value="742" calcext:value-type="float">
            <text:p>742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Default" office:value-type="string" calcext:value-type="string">
            <text:p>2. Johannes</text:p>
          </table:table-cell>
          <table:table-cell table:number-columns-repeated="8"/>
          <table:table-cell table:style-name="ce6" table:formula="of:=sum_A" office:value-type="float" office:value="187" calcext:value-type="float">
            <text:p>187</text:p>
          </table:table-cell>
          <table:table-cell table:style-name="ce6" table:formula="of:=sum_B" office:value-type="float" office:value="216" calcext:value-type="float">
            <text:p>216</text:p>
          </table:table-cell>
          <table:table-cell table:style-name="ce6" table:formula="of:=sum_C" office:value-type="float" office:value="33" calcext:value-type="float">
            <text:p>33</text:p>
          </table:table-cell>
          <table:table-cell table:style-name="ce6" table:formula="of:=sum_D" office:value-type="float" office:value="243" calcext:value-type="float">
            <text:p>243</text:p>
          </table:table-cell>
          <table:table-cell table:style-name="ce6" table:formula="of:=sum_E" office:value-type="float" office:value="250" calcext:value-type="float">
            <text:p>250</text:p>
          </table:table-cell>
          <table:table-cell table:style-name="ce3" table:formula="of:=SUM([.L58:.P58])" office:value-type="float" office:value="929" calcext:value-type="float">
            <text:p>929</text:p>
          </table:table-cell>
          <table:table-cell/>
          <table:table-cell office:value-type="string" calcext:value-type="string">
            <text:p>'= 2* 7*7*7 + 6*6*6 + 3*3*3</text:p>
          </table:table-cell>
          <table:table-cell table:formula="of:= 2* 7*7*7 + 6*6*6 + 3*3*3" office:value-type="float" office:value="929" calcext:value-type="float">
            <text:p>929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Default" office:value-type="string" calcext:value-type="string">
            <text:p>3. Johann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Juda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Römerbrief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1. Korinth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2. Korinth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Galat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Ephe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Philipp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Kolos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1. Thessalonicherbrief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2. Thessalonicherbrief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Hebräerbrief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1. Timotheu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2. Timotheu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Titu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Philem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Offenbarung</text:p>
          </table:table-cell>
          <table:table-cell table:number-columns-repeated="1019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Jer + Hes</text:p>
          </table:table-cell>
          <table:table-cell table:style-name="Default"/>
          <table:table-cell table:number-columns-repeated="2"/>
          <table:table-cell table:formula="of:= b_jer + b_hes" office:value-type="float" office:value="100" calcext:value-type="float">
            <text:p>100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Jes + Kla + Dan + Hos + Joe</text:p>
          </table:table-cell>
          <table:table-cell table:number-columns-repeated="3"/>
          <table:table-cell table:formula="of:= b_jes + b_kla + b_dan + b_hos + b_joe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m + Ob</text:p>
          </table:table-cell>
          <table:table-cell table:number-columns-repeated="3"/>
          <table:table-cell table:formula="of:=b_am + b_ob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Mi + Nah</text:p>
          </table:table-cell>
          <table:table-cell table:number-columns-repeated="3"/>
          <table:table-cell table:formula="of:= b_mi + b_nah" office:value-type="float" office:value="10" calcext:value-type="float">
            <text:p>10</text:p>
          </table:table-cell>
          <table:table-cell table:number-columns-repeated="1015"/>
        </table:table-row>
        <table:table-row table:style-name="ro5">
          <table:table-cell table:number-columns-repeated="2"/>
          <table:table-cell office:value-type="string" calcext:value-type="string">
            <text:p>Jon + Hab + Zeph</text:p>
          </table:table-cell>
          <table:table-cell table:number-columns-repeated="3"/>
          <table:table-cell table:formula="of:= b_jon + b_hab + b_zeph" office:value-type="float" office:value="10" calcext:value-type="float">
            <text:p>10</text:p>
          </table:table-cell>
          <table:table-cell table:number-columns-repeated="1015"/>
        </table:table-row>
        <table:table-row table:style-name="ro5">
          <table:table-cell table:number-columns-repeated="2"/>
          <table:table-cell office:value-type="string" calcext:value-type="string">
            <text:p>Hag + Sach + Mal</text:p>
          </table:table-cell>
          <table:table-cell table:number-columns-repeated="3"/>
          <table:table-cell table:formula="of:= b_hag + b_sach + b_mal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table:formula="of:=SUM([.G80:.G85])" office:value-type="float" office:value="250" calcext:value-type="float">
            <text:p>250</text:p>
          </table:table-cell>
          <table:table-cell table:number-columns-repeated="1015"/>
        </table:table-row>
        <table:table-row table:style-name="ro1" table:number-rows-repeated="104848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>
        <table:named-range table:name="b_am" table:base-cell-address="$Sheet1.$D$34" table:cell-range-address="$Sheet1.$D$38"/>
        <table:named-range table:name="b_dan" table:base-cell-address="$Sheet1.$D$31" table:cell-range-address="$Sheet1.$D$35"/>
        <table:named-range table:name="b_hab" table:base-cell-address="$Sheet1.$D$39" table:cell-range-address="$Sheet1.$D$43"/>
        <table:named-range table:name="b_hag" table:base-cell-address="$Sheet1.$D$41" table:cell-range-address="$Sheet1.$D$45"/>
        <table:named-range table:name="b_hes" table:base-cell-address="$Sheet1.$D$30" table:cell-range-address="$Sheet1.$D$34"/>
        <table:named-range table:name="b_hos" table:base-cell-address="$Sheet1.$D$32" table:cell-range-address="$Sheet1.$D$36"/>
        <table:named-range table:name="b_jer" table:base-cell-address="$Sheet1.$D$28" table:cell-range-address="$Sheet1.$D$32"/>
        <table:named-range table:name="b_jes" table:base-cell-address="$Sheet1.$D$27" table:cell-range-address="$Sheet1.$D$31"/>
        <table:named-range table:name="b_joe" table:base-cell-address="$Sheet1.$D$33" table:cell-range-address="$Sheet1.$D$37"/>
        <table:named-range table:name="b_jon" table:base-cell-address="$Sheet1.$D$36" table:cell-range-address="$Sheet1.$D$40"/>
        <table:named-range table:name="b_kla" table:base-cell-address="$Sheet1.$D$29" table:cell-range-address="$Sheet1.$D$33"/>
        <table:named-range table:name="b_mal" table:base-cell-address="$Sheet1.$D$43" table:cell-range-address="$Sheet1.$D$47"/>
        <table:named-range table:name="b_mi" table:base-cell-address="$Sheet1.$D$37" table:cell-range-address="$Sheet1.$D$41"/>
        <table:named-range table:name="b_nah" table:base-cell-address="$Sheet1.$D$38" table:cell-range-address="$Sheet1.$D$42"/>
        <table:named-range table:name="b_ob" table:base-cell-address="$Sheet1.$D$35" table:cell-range-address="$Sheet1.$D$39"/>
        <table:named-range table:name="b_sach" table:base-cell-address="$Sheet1.$D$42" table:cell-range-address="$Sheet1.$D$46"/>
        <table:named-range table:name="b_zeph" table:base-cell-address="$Sheet1.$D$40" table:cell-range-address="$Sheet1.$D$44"/>
        <table:named-range table:name="sum_A" table:base-cell-address="$Sheet1.$I$9" table:cell-range-address="$Sheet1.$L$9"/>
        <table:named-range table:name="sum_B" table:base-cell-address="$Sheet1.$I$19" table:cell-range-address="$Sheet1.$L$19"/>
        <table:named-range table:name="sum_C" table:base-cell-address="$Sheet1.$I$23" table:cell-range-address="$Sheet1.$L$23"/>
        <table:named-range table:name="sum_D" table:base-cell-address="$Sheet1.$I$29" table:cell-range-address="$Sheet1.$L$29"/>
        <table:named-range table:name="sum_E" table:base-cell-address="$Sheet1.$I$47" table:cell-range-address="$Sheet1.$L$4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1:31:19.347039169</meta:creation-date>
    <meta:generator>LibreOffice/6.0.3.2$Linux_X86_64 LibreOffice_project/00m0$Build-2</meta:generator>
    <dc:date>2018-05-15T11:49:43.078434688</dc:date>
    <meta:editing-duration>PT8M13S</meta:editing-duration>
    <meta:editing-cycles>2</meta:editing-cycles>
    <meta:document-statistic meta:table-count="1" meta:cell-count="235" meta:object-count="0"/>
  </office:meta>
</office:document-meta>
</file>